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text-properties officeooo:rsid="00195eaa" officeooo:paragraph-rsid="00195eaa"/>
    </style:style>
    <style:style style:name="P3" style:family="paragraph" style:parent-style-name="Heading_20_3">
      <style:text-properties officeooo:paragraph-rsid="0020ca95"/>
    </style:style>
    <style:style style:name="P4" style:family="paragraph" style:parent-style-name="Heading_20_3">
      <style:text-properties officeooo:paragraph-rsid="00222e73"/>
    </style:style>
    <style:style style:name="P5" style:family="paragraph" style:parent-style-name="Text_20_body">
      <style:text-properties officeooo:rsid="00195eaa" officeooo:paragraph-rsid="00195eaa"/>
    </style:style>
    <style:style style:name="P6" style:family="paragraph" style:parent-style-name="Text_20_body">
      <style:text-properties officeooo:rsid="00195eaa" officeooo:paragraph-rsid="0019c017"/>
    </style:style>
    <style:style style:name="P7" style:family="paragraph" style:parent-style-name="Text_20_body">
      <style:text-properties officeooo:rsid="001c0967" officeooo:paragraph-rsid="001c0967"/>
    </style:style>
    <style:style style:name="P8" style:family="paragraph" style:parent-style-name="Text_20_body">
      <style:text-properties officeooo:paragraph-rsid="0020ca95"/>
    </style:style>
    <style:style style:name="P9" style:family="paragraph" style:parent-style-name="Text_20_body">
      <style:text-properties officeooo:rsid="00222e73" officeooo:paragraph-rsid="00222e73"/>
    </style:style>
    <style:style style:name="T1" style:family="text">
      <style:text-properties officeooo:rsid="0019c017"/>
    </style:style>
    <style:style style:name="T2" style:family="text">
      <style:text-properties officeooo:rsid="001a5a1d"/>
    </style:style>
    <style:style style:name="T3" style:family="text">
      <style:text-properties officeooo:rsid="001de0d8"/>
    </style:style>
    <style:style style:name="T4" style:family="text">
      <style:text-properties officeooo:rsid="0020ca95"/>
    </style:style>
    <style:style style:name="T5" style:family="text">
      <style:text-properties officeooo:rsid="00222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 command GREP</text:p>
      <text:p text:style-name="Text_20_body"/>
      <text:p text:style-name="Text_20_body"/>
      <text:h text:style-name="P2" text:outline-level="3">Question 1:</text:h>
      <text:p text:style-name="P5">Cette commande permet de trouver des paternes.</text:p>
      <text:h text:style-name="Heading_20_3" text:outline-level="3"/>
      <text:h text:style-name="Heading_20_3" text:outline-level="3">Question 2:</text:h>
      <text:p text:style-name="P5">On utilise l’argument “-C NUM” avec NUM un nombre de ligne à afficher avant et aprés la lige trouvée.</text:p>
      <text:h text:style-name="Heading_20_3" text:outline-level="3"/>
      <text:h text:style-name="Heading_20_3" text:outline-level="3">Question <text:span text:style-name="T3">4</text:span>:</text:h>
      <text:p text:style-name="P5">On utilise “-n” pour afficher le numéro de ligne</text:p>
      <text:h text:style-name="Heading_20_3" text:outline-level="3"/>
      <text:h text:style-name="Heading_20_3" text:outline-level="3"><text:span text:style-name="T1">Question </text:span><text:span text:style-name="T3">5</text:span><text:span text:style-name="T1">:</text:span></text:h>
      <text:p text:style-name="P6"><text:span text:style-name="T1">Ca affiche bien les mot et les d’avant/aprés ave les numéros.</text:span></text:p>
      <text:p text:style-name="P6"/>
      <text:h text:style-name="Heading_20_3" text:outline-level="3"><text:span text:style-name="T1">Question </text:span><text:span text:style-name="T3">6</text:span><text:span text:style-name="T1">:</text:span></text:h>
      <text:p text:style-name="P6"><text:s/><text:span text:style-name="T2">On utilise -i pour ignorer les ‘case’.</text:span></text:p>
      <text:p text:style-name="P6"/>
      <text:h text:style-name="Heading_20_3" text:outline-level="3">Question <text:span text:style-name="T3">7</text:span>:</text:h>
      <text:p text:style-name="P7">On utilisera pour celà ‘-l’.</text:p>
      <text:p text:style-name="P7"/>
      <text:h text:style-name="Heading_20_3" text:outline-level="3">Question <text:span text:style-name="T3">8</text:span>:</text:h>
      <text:p text:style-name="P7">l’argument ‘ -L ‘ ‘l’ en maj.</text:p>
      <text:p text:style-name="P7"/>
      <text:h text:style-name="Heading_20_3" text:outline-level="3">Question 9:</text:h>
      <text:p text:style-name="P8"><text:span text:style-name="T4">C’est l’argument -o qui sert a ça.</text:span></text:p>
      <text:h text:style-name="P1" text:outline-level="2">Exercice 2:</text:h>
      <text:p text:style-name="Text_20_body"/>
      <text:h text:style-name="P3" text:outline-level="3">Question 1:</text:h>
      <text:p text:style-name="P8"><text:span text:style-name="T5">$ <text:s/></text:span>grep -n "ciel\|terre" germinal.txt </text:p>
      <text:p text:style-name="P8"/>
      <text:h text:style-name="P4" text:outline-level="3">Question 2:</text:h>
      <text:p text:style-name="P9">On utilise l’argument ‘-w’.</text:p>
      <text:p text:style-name="P9">avec le -i pour ignoere la majuscule</text:p>
      <text:h text:style-name="Heading_20_3" text:outline-level="3">Question 3:</text:h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95ea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21:44.736458303</meta:creation-date>
    <dc:date>2021-10-08T12:04:48.029099666</dc:date>
    <meta:editing-duration>PT22M40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2" meta:paragraph-count="24" meta:word-count="115" meta:character-count="634" meta:non-whitespace-character-count="540"/>
  </office:meta>
</office:document-meta>
</file>